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urnElementsOn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urnElementsOn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urnElementsOn.addNode( Object node , HashTree subT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